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214f" officeooo:paragraph-rsid="0002214f"/>
    </style:style>
    <style:style style:name="P2" style:family="paragraph" style:parent-style-name="Standard">
      <style:text-properties officeooo:rsid="0002214f" officeooo:paragraph-rsid="00030b1b"/>
    </style:style>
    <style:style style:name="P3" style:family="paragraph" style:parent-style-name="Standard">
      <style:text-properties officeooo:rsid="00030b1b" officeooo:paragraph-rsid="00030b1b"/>
    </style:style>
    <style:style style:name="P4" style:family="paragraph" style:parent-style-name="Standard" style:list-style-name="L1">
      <style:text-properties officeooo:rsid="0002214f" officeooo:paragraph-rsid="0002214f"/>
    </style:style>
    <style:style style:name="P5" style:family="paragraph" style:parent-style-name="Standard">
      <style:text-properties officeooo:rsid="0002214f" officeooo:paragraph-rsid="0002214f"/>
    </style:style>
    <style:style style:name="P6" style:family="paragraph" style:parent-style-name="Standard">
      <style:text-properties officeooo:rsid="0004c04f" officeooo:paragraph-rsid="0004c04f"/>
    </style:style>
    <style:style style:name="P7" style:family="paragraph" style:parent-style-name="Standard">
      <style:text-properties officeooo:paragraph-rsid="0004c04f"/>
    </style:style>
    <style:style style:name="T1" style:family="text">
      <style:text-properties officeooo:rsid="00030b1b"/>
    </style:style>
    <style:style style:name="T2" style:family="text">
      <style:text-properties officeooo:rsid="0004c04f"/>
    </style:style>
    <style:style style:name="T3"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s required to set-up Raspberry Pi server:</text:p>
      <text:p text:style-name="P1"/>
      <text:p text:style-name="P1">First of all you will need the following:</text:p>
      <text:p text:style-name="P1"/>
      <text:list xml:id="list4465725246539127808" text:style-name="L1">
        <text:list-item>
          <text:p text:style-name="P4">A switch with as many ports as raspberry Pi's as you want to link together</text:p>
        </text:list-item>
        <text:list-item>
          <text:p text:style-name="P4">Number and length of network cable as required</text:p>
        </text:list-item>
        <text:list-item>
          <text:p text:style-name="P4">A computer with either only the one ethernet port on the mother board or a dedicated ethernet card with 1 or more ports</text:p>
        </text:list-item>
      </text:list>
      <text:p text:style-name="P1"/>
      <text:p text:style-name="P1">First step:</text:p>
      <text:p text:style-name="P1"/>
      <text:p text:style-name="P1">The first step that you need to do is connect everything but the power cords.</text:p>
      <text:p text:style-name="P1"/>
      <text:p text:style-name="P1">Second step:</text:p>
      <text:p text:style-name="P1"/>
      <text:p text:style-name="P1">Connect the pi to the network switch with an ethernet cable. </text:p>
      <text:p text:style-name="P1">Connect the network switch to the ethernet port on the computer that you want to use.</text:p>
      <text:p text:style-name="P1">Turn on the network switch, wait 2 mins and then turn on the computer</text:p>
      <text:p text:style-name="P1"/>
      <text:p text:style-name="P1">Step three:</text:p>
      <text:p text:style-name="P1"/>
      <text:p text:style-name="P1">Find out the ip address of your switch, if it is new the default ip address will likely work fine. In my case I found the ip address of my netgear gs716T on some online documentation distributed by the manufacturer. Mine was 192.168.0.239</text:p>
      <text:p text:style-name="P1"/>
      <text:p text:style-name="P1">Step four:</text:p>
      <text:p text:style-name="P1"/>
      <text:p text:style-name="P1">Set a static ip address to your Raspberry pi(s) to be on the same subnet as your switch (192.168.0.XX) (sudo nano /etc/network/interfaces):</text:p>
      <text:p text:style-name="P1"/>
      <text:p text:style-name="P1">auto lo</text:p>
      <text:p text:style-name="P1">iface lo inet loopback</text:p>
      <text:p text:style-name="P1">iface eth0 inet static</text:p>
      <text:p text:style-name="P1">address 192.168.0.10</text:p>
      <text:p text:style-name="P1">netmask 255.255.255.0</text:p>
      <text:p text:style-name="P1">broadcast 192.168.0.255</text:p>
      <text:p text:style-name="P1"/>
      <text:p text:style-name="P1">Step four:</text:p>
      <text:p text:style-name="P1"/>
      <text:p text:style-name="P1">Configure your ethernet port to be on the same subnet as your switch (192.168.0.XX):</text:p>
      <text:p text:style-name="P1"/>
      <text:p text:style-name="P1">auto eth1 </text:p>
      <text:p text:style-name="P1">iface eth1 inet static </text:p>
      <text:p text:style-name="P1">address 192.168.0.200 </text:p>
      <text:p text:style-name="P1">netmask 255.255.255.0 </text:p>
      <text:p text:style-name="P1">network 192.168.0.0 </text:p>
      <text:p text:style-name="P1">broadcast 192.168.0.255 </text:p>
      <text:p text:style-name="P3"/>
      <text:p text:style-name="P3"/>
      <text:p text:style-name="P3"><text:soft-page-break/>In the command line enter:</text:p>
      <text:p text:style-name="P3"/>
      <text:p text:style-name="P3">sudo /etc/init.d/networking restart</text:p>
      <text:p text:style-name="P3">sudo ifup eth1 </text:p>
      <text:p text:style-name="P2"/>
      <text:p text:style-name="P1">Step five:</text:p>
      <text:p text:style-name="P1"/>
      <text:p text:style-name="P1">Now that all the items can communicate through the same subnet <text:span text:style-name="T1">and the network is set up. You should test the system by pinging in the following order: the ethernet port on your computer, the switch, the raspberry pi</text:span></text:p>
      <text:p text:style-name="P1"/>
      <text:p text:style-name="P3">If the all return signals then great! Your network is set up and you can go on and do anything you want with it. However, if it doesn't return a signal or the terminal shoots and error back at you, then you should have a good idea at which link along the chain it happened if your pinged your devices following the sequence outlined above (port, switch, pi). Go back to the configuration file of the respective device and make sure that everything that you see looks correct. </text:p>
      <text:p text:style-name="P1"/>
      <text:p text:style-name="P1"/>
      <text:p text:style-name="P6">Useful commands for networking:</text:p>
      <text:p text:style-name="P6"/>
      <text:p text:style-name="P6">SSH on the client computer keeps a record of some sort of key it uses to make sure the client trying to connect has been validated in the past. If you try to use the Raspberry pi with a different sd card (for example a fresh noobs installation and a new ip address) then ssh will give you a nasty error saying you might being attacked by a man-in-the-middle. </text:p>
      <text:p text:style-name="P6"/>
      <text:p text:style-name="P6">@@@@@@@@@@@@@@@@@@@@@@@@@@@@@@@@@@@@@@@@@@@@@@@@@@@@@@@@@@@</text:p>
      <text:p text:style-name="P6">@ <text:s text:c="3"/>WARNING: REMOTE HOST IDENTIFICATION HAS CHANGED! <text:s text:c="4"/>@</text:p>
      <text:p text:style-name="P6">@@@@@@@@@@@@@@@@@@@@@@@@@@@@@@@@@@@@@@@@@@@@@@@@@@@@@@@@@@@</text:p>
      <text:p text:style-name="P6">IT IS POSSIBLE THAT SOMEONE IS DOING SOMETHING NASTY!</text:p>
      <text:p text:style-name="P6">Someone could be eavesdropping on you right now (man-in-the-middle attack)!</text:p>
      <text:p text:style-name="P6">It is also possible that a host key has just been changed.</text:p>
      <text:p text:style-name="P6">The fingerprint for the ECDSA key sent by the remote host is</text:p>
      <text:p text:style-name="P6">bb:74:b8:d4:21:fc:8f:5c:f2:ad:99:19:ea:7e:25:13.</text:p>
      <text:p text:style-name="P6">Please contact your system administrator.</text:p>
      <text:p text:style-name="P6">Add correct host key in /home/jason/.ssh/known_hosts to get rid of this message.</text:p>
      <text:p text:style-name="P6">Offending ECDSA key in /home/jason/.ssh/known_hosts:1</text:p>
      <text:p text:style-name="P6"><text:s text:c="2"/>remove with: ssh-keygen -f "/home/jason/.ssh/known_hosts" -R 192.168.0.10</text:p>
      <text:p text:style-name="P6">ECDSA host key for 192.168.0.10 has changed and you have requested strict checking.</text:p>
      <text:p text:style-name="P6"/>
      <text:p text:style-name="P6"/>
      <text:p text:style-name="P6">All you need to do to correct this is use the command:</text:p>
      <text:p text:style-name="P6"/>
      <text:p text:style-name="P7"><text:span text:style-name="T2">ssh key-gen -R 192.168.0.10 (or the offending IP address that is causing the conflict). The next time you try to ssh into the pi it will ask you if you accept to place a key in the known_hosts registry (</text:span><text:span text:style-name="T3">~/.ssh/known_hosts </text:span>file. "~" is a shortcut for your home directory<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6T16:50:33.093733543</meta:creation-date>
    <dc:date>2015-08-28T15:35:41.567831427</dc:date>
    <meta:editing-duration>PT5M55S</meta:editing-duration>
    <meta:editing-cycles>2</meta:editing-cycles>
    <meta:generator>LibreOffice/4.2.8.2$Linux_X86_64 LibreOffice_project/420m0$Build-2</meta:generator>
    <meta:document-statistic meta:table-count="0" meta:image-count="0" meta:object-count="0" meta:page-count="2" meta:paragraph-count="52" meta:word-count="609" meta:character-count="3683" meta:non-whitespace-character-count="3097"/>
  </office:meta>
</office:document-meta>
</file>